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number:time-style style:name="N42">
      <number:hours number:style="long"/>
      <number:text>:</number:text>
      <number:minutes number:style="long"/>
      <number:text> </number:text>
      <number:am-pm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cording started at <text:time style:data-style-name="N42" text:time-value="2018-04-18T14:08:41.38" text:fixed="true">02:08 PM</text:time></text:p>
      <text:p text:style-name="Standard">The war saw 16 million men serve</text:p>
      <text:p text:style-name="Standard">(<text:time style:data-style-name="N42" text:time-value="2018-04-18T14:14:39.57" text:fixed="true">02:14 PM</text:time> notes)</text:p>
      <text:p text:style-name="Standard">Demobilized soldiers received 52-20 benefits. For 52 weeks, they would receive $20 a week.</text:p>
      <text:p text:style-name="Standard">Over 15 million eligible veterans took part of the GI bill.</text:p>
      <text:p text:style-name="Standard">GI bill revolutionizes American Education.</text:p>
      <text:p text:style-name="Standard">(<text:time style:data-style-name="N42" text:time-value="2018-04-18T14:18:49.78" text:fixed="true">02:18 PM</text:time> notes) GI bill stuff.</text:p>
      <text:p text:style-name="Standard">GI bill hiring and preference was for men.</text:p>
      <text:p text:style-name="Standard">(<text:time style:data-style-name="N42" text:time-value="2018-04-18T14:22:08.21" text:fixed="true">02:22 PM</text:time> notes)</text:p>
      <text:p text:style-name="Standard">By 1956, 42% of all American veterans owned their own home.</text:p>
      <text:p text:style-name="Standard">Promised loans of 2k to veterans who promised to start small businesses.</text:p>
      <text:p text:style-name="Standard">Consumerism creates jobs.</text:p>
      <text:p text:style-name="Standard">(<text:time style:data-style-name="N42" text:time-value="2018-04-18T14:29:17.40" text:fixed="true">02:29 PM</text:time> notes)</text:p>
      <text:p text:style-name="Standard">William Levitt</text:p>
      <text:p text:style-name="Standard">During war, was a member of the CB</text:p>
      <text:p text:style-name="Standard">Home constructor</text:p>
      <text:p text:style-name="Standard">He would buy hundreds of acres of land, and flatten it, then divide it into lots.</text:p>
      <text:p text:style-name="Standard">Mass produced housing.</text:p>
      <text:p text:style-name="Standard">Levitt towns were beautifully sturdy.</text:p>
      <text:p text:style-name="Standard">Housing of Levitt town cost less than 10,000 dollars.</text:p>
      <text:p text:style-name="Standard">10% down</text:p>
      <text:p text:style-name="Standard">First Levitt-town opened up on Long Island, New York.</text:p>
      <text:p text:style-name="Standard">By 1960, 50% of all Americans owned their own homes.</text:p>
      <text:p text:style-name="Standard">Levitt-town housing stuff.</text:p>
      <text:p text:style-name="Standard">Blacks are excluded from Levitt-town communities.</text:p>
      <text:p text:style-name="Standard">Temporarily legal: Restrictive covenant. Clause in contract that said you agree not to sell your home, rent your home, or lend your home to black people.</text:p>
      <text:p text:style-name="Standard">To maintain property value of homes.</text:p>
      <text:p text:style-name="Standard">(<text:time style:data-style-name="N42" text:time-value="2018-04-18T14:42:46.47" text:fixed="true" text:time-adjust="-PT00H04M00S">02:38 PM</text:time> notes)</text:p>
      <text:p text:style-name="Standard"/>
      <text:p text:style-name="Standard">(<text:time style:data-style-name="N42" text:time-value="2018-04-18T14:47:35.31" text:fixed="true">02:47 PM</text:time> notes)</text:p>
      <text:p text:style-name="Standard">In 1956, President Eisenhower signed the 1956 Highway Act.</text:p>
      <text:p text:style-name="Standard">Created gasoline tax, funded highway construction.</text:p>
      <text:p text:style-name="Standard">Pays 90% of highway construction, leaving states to only cover 10%.</text:p>
      <text:p text:style-name="Standard">Catch was had to build approved routes government desired.</text:p>
      <text:p text:style-name="Standard">Designed to connect every major American city of over 50k people.</text:p>
      <text:p text:style-name="Standard">(<text:time style:data-style-name="N42" text:time-value="2018-04-18T14:49:32.09" text:fixed="true">02:49 PM</text:time> note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4-18T13:51:26.97</meta:creation-date>
    <dc:date>2018-04-18T14:49:32.86</dc:date>
    <dc:creator>Timothy Cayer</dc:creator>
    <meta:editing-duration>PT58M</meta:editing-duration>
    <meta:editing-cycles>14</meta:editing-cycles>
    <meta:generator>OpenOffice/4.1.3$Win32 OpenOffice.org_project/413m1$Build-9783</meta:generator>
    <meta:document-statistic meta:table-count="0" meta:image-count="0" meta:object-count="0" meta:page-count="1" meta:paragraph-count="35" meta:word-count="253" meta:character-count="1509"/>
  </office:meta>
</office:document-meta>
</file>